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aramond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aramond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mbre" style:master-page-name="MPF0" style:family="paragraph">
      <style:paragraph-properties fo:break-before="page" fo:text-align="start"/>
      <style:text-properties fo:font-weight="bold" style:font-weight-asian="bold" fo:font-style="italic" style:font-style-asian="italic" fo:font-size="14pt" style:font-size-asian="14pt"/>
    </style:style>
    <style:style style:name="TableColumn11" style:family="table-column">
      <style:table-column-properties style:column-width="1.5in" style:use-optimal-column-width="false"/>
    </style:style>
    <style:style style:name="TableColumn12" style:family="table-column">
      <style:table-column-properties style:column-width="0.052in" style:use-optimal-column-width="false"/>
    </style:style>
    <style:style style:name="TableColumn13" style:family="table-column">
      <style:table-column-properties style:column-width="4.9215in" style:use-optimal-column-width="false"/>
    </style:style>
    <style:style style:name="Table10" style:family="table">
      <style:table-properties style:width="6.4736in" fo:margin-left="0in" table:align="left"/>
    </style:style>
    <style:style style:name="TableRow14" style:family="table-row">
      <style:table-row-properties style:use-optimal-row-height="false" fo:keep-together="always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Títulodesección" style:family="paragraph">
      <style:paragraph-properties fo:text-align="justify"/>
      <style:text-properties fo:font-weight="bold" style:font-weight-asian="bold" fo:text-transform="none"/>
    </style:style>
    <style:style style:name="T20" style:parent-style-name="Fuentedepárrafopredeter." style:family="text">
      <style:text-properties fo:font-weight="bold" style:font-weight-asian="bold"/>
    </style:style>
    <style:style style:name="T21" style:parent-style-name="Fuentedepárrafopredeter." style:family="text">
      <style:text-properties fo:font-weight="bold" style:font-weight-asian="bold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intítulo" style:family="paragraph">
      <style:paragraph-properties fo:text-align="end"/>
      <style:text-properties fo:font-size="11pt" style:font-size-asian="11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Objetivo" style:family="paragraph">
      <style:paragraph-properties fo:text-align="start"/>
    </style:style>
    <style:style style:name="T29" style:parent-style-name="Fuentedepárrafopredeter." style:family="text">
      <style:text-properties fo:font-weight="bold" style:font-weight-asian="bold" fo:font-style="italic" style:font-style-asian="italic"/>
    </style:style>
    <style:style style:name="T30" style:parent-style-name="Fuentedepárrafopredeter." style:family="text">
      <style:text-properties fo:font-style="italic" style:font-style-asian="italic"/>
    </style:style>
    <style:style style:name="T31" style:parent-style-name="Fuentedepárrafopredeter." style:family="text">
      <style:text-properties fo:font-weight="bold" style:font-weight-asian="bold" fo:font-style="italic" style:font-style-asian="italic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intítulo" style:family="paragraph">
      <style:paragraph-properties fo:text-align="end"/>
      <style:text-properties fo:font-size="11pt" style:font-size-asian="11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Objetivo" style:family="paragraph">
      <style:paragraph-properties fo:text-align="start"/>
    </style:style>
    <style:style style:name="T37" style:parent-style-name="Fuentedepárrafopredeter." style:family="text">
      <style:text-properties fo:font-style="italic" style:font-style-asian="italic"/>
    </style:style>
    <style:style style:name="T38" style:parent-style-name="Fuentedepárrafopredeter." style:family="text">
      <style:text-properties fo:font-weight="bold" style:font-weight-asian="bold" fo:font-style="italic" style:font-style-asian="italic"/>
    </style:style>
    <style:style style:name="T39" style:parent-style-name="Fuentedepárrafopredeter." style:family="text">
      <style:text-properties fo:font-style="italic" style:font-style-asian="italic"/>
    </style:style>
    <style:style style:name="T40" style:parent-style-name="Fuentedepárrafopredeter." style:family="text">
      <style:text-properties fo:font-weight="bold" style:font-weight-asian="bold" fo:font-style="italic" style:font-style-asian="italic"/>
    </style:style>
    <style:style style:name="T41" style:parent-style-name="Fuentedepárrafopredeter." style:family="text">
      <style:text-properties fo:font-style="italic" style:font-style-asian="italic"/>
    </style:style>
    <style:style style:name="P42" style:parent-style-name="Textoindependiente" style:family="paragraph"/>
    <style:style style:name="P43" style:parent-style-name="Textoindependiente" style:family="paragraph"/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color="#FF0000"/>
    </style:style>
    <style:style style:name="T46" style:parent-style-name="Fuentedepárrafopredeter." style:family="text">
      <style:text-properties fo:color="#FF0000"/>
    </style:style>
    <style:style style:name="T47" style:parent-style-name="Fuentedepárrafopredeter." style:family="text">
      <style:text-properties fo:color="#FF0000"/>
    </style:style>
    <style:style style:name="T48" style:parent-style-name="Fuentedepárrafopredeter." style:family="text">
      <style:text-properties fo:font-weight="bold" style:font-weight-asian="bold" style:font-weight-complex="bold" fo:color="#FF0000"/>
    </style:style>
    <style:style style:name="T49" style:parent-style-name="Fuentedepárrafopredeter." style:family="text">
      <style:text-properties fo:color="#FF0000"/>
    </style:style>
    <style:style style:name="T50" style:parent-style-name="Fuentedepárrafopredeter." style:family="text">
      <style:text-properties fo:color="#FF0000"/>
    </style:style>
    <style:style style:name="T51" style:parent-style-name="Fuentedepárrafopredeter." style:family="text">
      <style:text-properties fo:font-weight="bold" style:font-weight-asian="bold" style:font-weight-complex="bold" fo:color="#FF0000"/>
    </style:style>
    <style:style style:name="T52" style:parent-style-name="Fuentedepárrafopredeter." style:family="text">
      <style:text-properties fo:font-weight="bold" style:font-weight-asian="bold"/>
    </style:style>
    <style:style style:name="P53" style:parent-style-name="Normal" style:family="paragraph">
      <style:text-properties fo:text-transform="uppercase"/>
    </style:style>
    <style:style style:name="P54" style:parent-style-name="Normal" style:family="paragraph">
      <style:paragraph-properties fo:break-before="page"/>
    </style:style>
    <style:style style:name="TableColumn56" style:family="table-column">
      <style:table-column-properties style:column-width="1.5in" style:use-optimal-column-width="false"/>
    </style:style>
    <style:style style:name="TableColumn57" style:family="table-column">
      <style:table-column-properties style:column-width="0.052in" style:use-optimal-column-width="false"/>
    </style:style>
    <style:style style:name="TableColumn58" style:family="table-column">
      <style:table-column-properties style:column-width="4.9215in" style:use-optimal-column-width="false"/>
    </style:style>
    <style:style style:name="Table55" style:family="table">
      <style:table-properties style:width="6.4736in" fo:margin-left="0in" table:align="left"/>
    </style:style>
    <style:style style:name="TableRow59" style:family="table-row">
      <style:table-row-properties style:use-optimal-row-height="false" fo:keep-together="always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>
        <style:tab-stops>
          <style:tab-stop style:type="left" style:position="2.7in"/>
        </style:tab-stops>
      </style:paragraph-properties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Logro" style:family="paragraph"/>
    <style:style style:name="P75" style:parent-style-name="Logro" style:family="paragraph"/>
    <style:style style:name="P76" style:parent-style-name="Logro" style:family="paragraph"/>
    <style:style style:name="T77" style:parent-style-name="Fuentedepárrafopredeter." style:family="text">
      <style:text-properties fo:font-weight="bold" style:font-weight-asian="bold"/>
    </style:style>
    <style:style style:name="T78" style:parent-style-name="Fuentedepárrafopredeter." style:family="text">
      <style:text-properties fo:font-weight="bold" style:font-weight-asian="bold"/>
    </style:style>
    <style:style style:name="T79" style:parent-style-name="Fuentedepárrafopredeter." style:family="text">
      <style:text-properties fo:font-weight="bold" style:font-weight-asian="bold"/>
    </style:style>
    <style:style style:name="P80" style:parent-style-name="Logro" style:family="paragraph"/>
    <style:style style:name="P81" style:parent-style-name="Logro" style:family="paragraph"/>
    <style:style style:name="T82" style:parent-style-name="Fuentedepárrafopredeter." style:family="text">
      <style:text-properties fo:color="#0070C0"/>
    </style:style>
    <style:style style:name="T83" style:parent-style-name="Fuentedepárrafopredeter." style:family="text">
      <style:text-properties fo:color="#0070C0"/>
    </style:style>
    <style:style style:name="T84" style:parent-style-name="Fuentedepárrafopredeter." style:family="text">
      <style:text-properties fo:color="#0070C0"/>
    </style:style>
    <style:style style:name="T85" style:parent-style-name="Fuentedepárrafopredeter." style:family="text">
      <style:text-properties fo:font-weight="bold" style:font-weight-asian="bold" fo:color="#0070C0"/>
    </style:style>
    <style:style style:name="T86" style:parent-style-name="Fuentedepárrafopredeter." style:family="text">
      <style:text-properties fo:font-weight="bold" style:font-weight-asian="bold" fo:color="#0070C0"/>
    </style:style>
    <style:style style:name="T87" style:parent-style-name="Fuentedepárrafopredeter." style:family="text">
      <style:text-properties fo:color="#0070C0"/>
    </style:style>
    <style:style style:name="P88" style:parent-style-name="Logro" style:family="paragraph"/>
    <style:style style:name="P89" style:parent-style-name="Logro" style:family="paragraph"/>
    <style:style style:name="P90" style:parent-style-name="Logro" style:family="paragraph"/>
    <style:style style:name="P91" style:parent-style-name="Logro" style:family="paragraph"/>
    <style:style style:name="T92" style:parent-style-name="Fuentedepárrafopredeter." style:family="text">
      <style:text-properties fo:font-weight="bold" style:font-weight-asian="bold"/>
    </style:style>
    <style:style style:name="P93" style:parent-style-name="Logro" style:family="paragraph"/>
    <style:style style:name="P94" style:parent-style-name="Logro" style:family="paragraph"/>
    <style:style style:name="P95" style:parent-style-name="Logro" style:family="paragraph"/>
    <style:style style:name="T96" style:parent-style-name="Fuentedepárrafopredeter." style:family="text">
      <style:text-properties fo:font-weight="bold" style:font-weight-asian="bold"/>
    </style:style>
    <style:style style:name="P97" style:parent-style-name="Logro" style:family="paragraph"/>
    <style:style style:name="P98" style:parent-style-name="Logro" style:family="paragraph"/>
    <style:style style:name="P99" style:parent-style-name="Logro" style:family="paragraph"/>
    <style:style style:name="P100" style:parent-style-name="Logro" style:family="paragraph"/>
    <style:style style:name="P101" style:parent-style-name="Logro" style:family="paragraph"/>
    <style:style style:name="P102" style:parent-style-name="Logro" style:family="paragraph"/>
    <style:style style:name="P103" style:parent-style-name="Logro" style:family="paragraph"/>
    <style:style style:name="P104" style:parent-style-name="Logro" style:family="paragraph"/>
    <style:style style:name="P105" style:parent-style-name="Logro" style:family="paragraph"/>
    <style:style style:name="T106" style:parent-style-name="Fuentedepárrafopredeter." style:family="text">
      <style:text-properties fo:font-weight="bold" style:font-weight-asian="bold"/>
    </style:style>
    <style:style style:name="P107" style:parent-style-name="Logro" style:family="paragraph"/>
    <style:style style:name="P108" style:parent-style-name="Logro" style:family="paragraph"/>
    <style:style style:name="P109" style:parent-style-name="Logro" style:family="paragraph"/>
    <style:style style:name="T110" style:parent-style-name="Fuentedepárrafopredeter." style:family="text">
      <style:text-properties fo:font-weight="bold" style:font-weight-asian="bold"/>
    </style:style>
    <style:style style:name="T111" style:parent-style-name="Fuentedepárrafopredeter." style:family="text">
      <style:text-properties fo:font-weight="bold" style:font-weight-asian="bold"/>
    </style:style>
    <style:style style:name="T112" style:parent-style-name="Fuentedepárrafopredeter." style:family="text">
      <style:text-properties fo:font-weight="bold" style:font-weight-asian="bold"/>
    </style:style>
    <style:style style:name="T113" style:parent-style-name="Fuentedepárrafopredeter." style:family="text">
      <style:text-properties fo:font-weight="bold" style:font-weight-asian="bold" fo:color="#FF0000"/>
    </style:style>
    <style:style style:name="P114" style:parent-style-name="Logro" style:family="paragraph"/>
    <style:style style:name="P115" style:parent-style-name="Logro" style:family="paragraph"/>
    <style:style style:name="T116" style:parent-style-name="Fuentedepárrafopredeter." style:family="text">
      <style:text-properties fo:font-weight="bold" style:font-weight-asian="bold"/>
    </style:style>
    <style:style style:name="T117" style:parent-style-name="Fuentedepárrafopredeter." style:family="text">
      <style:text-properties fo:font-weight="bold" style:font-weight-asian="bold"/>
    </style:style>
    <style:style style:name="T118" style:parent-style-name="Fuentedepárrafopredeter." style:family="text">
      <style:text-properties fo:font-weight="bold" style:font-weight-asian="bold"/>
    </style:style>
    <style:style style:name="T119" style:parent-style-name="Fuentedepárrafopredeter." style:family="text">
      <style:text-properties fo:font-weight="bold" style:font-weight-asian="bold"/>
    </style:style>
    <style:style style:name="T1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1" style:parent-style-name="Logro" style:family="paragraph"/>
    <style:style style:name="T122" style:parent-style-name="Fuentedepárrafopredeter." style:family="text">
      <style:text-properties fo:font-weight="bold" style:font-weight-asian="bold" fo:color="#FF0000"/>
    </style:style>
    <style:style style:name="P123" style:parent-style-name="Logro" style:family="paragraph"/>
    <style:style style:name="T12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5" style:parent-style-name="Fuentedepárrafopredeter." style:family="text">
      <style:text-properties fo:font-weight="bold" style:font-weight-asian="bold"/>
    </style:style>
    <style:style style:name="T126" style:parent-style-name="Fuentedepárrafopredeter." style:family="text">
      <style:text-properties fo:font-weight="bold" style:font-weight-asian="bold"/>
    </style:style>
    <style:style style:name="P127" style:parent-style-name="Logro" style:family="paragraph"/>
    <style:style style:name="T128" style:parent-style-name="Fuentedepárrafopredeter." style:family="text">
      <style:text-properties fo:font-weight="bold" style:font-weight-asian="bold"/>
    </style:style>
    <style:style style:name="P129" style:parent-style-name="Logro" style:family="paragraph"/>
    <style:style style:name="T130" style:parent-style-name="Fuentedepárrafopredeter." style:family="text">
      <style:text-properties fo:font-weight="bold" style:font-weight-asian="bold"/>
    </style:style>
    <style:style style:name="P131" style:parent-style-name="Logro" style:family="paragraph"/>
    <style:style style:name="P132" style:parent-style-name="Logro" style:family="paragraph"/>
    <style:style style:name="P133" style:parent-style-name="Logro" style:family="paragraph"/>
    <style:style style:name="P134" style:parent-style-name="Logro" style:family="paragraph"/>
    <style:style style:name="P135" style:parent-style-name="Logro" style:family="paragraph"/>
    <style:style style:name="P136" style:parent-style-name="Logro" style:family="paragraph"/>
    <style:style style:name="P137" style:parent-style-name="Logro" style:family="paragraph"/>
    <style:style style:name="P138" style:parent-style-name="Logro" style:family="paragraph"/>
    <style:style style:name="P139" style:parent-style-name="Logro" style:family="paragraph"/>
    <style:style style:name="P140" style:parent-style-name="Logro" style:family="paragraph"/>
    <style:style style:name="P141" style:parent-style-name="Logro" style:family="paragraph"/>
    <style:style style:name="P142" style:parent-style-name="Logro" style:family="paragraph"/>
    <style:style style:name="P143" style:parent-style-name="Logro" style:family="paragraph"/>
    <style:style style:name="T144" style:parent-style-name="Fuentedepárrafopredeter." style:family="text">
      <style:text-properties fo:font-weight="bold" style:font-weight-asian="bold"/>
    </style:style>
    <style:style style:name="P145" style:parent-style-name="Logro" style:family="paragraph"/>
    <style:style style:name="P146" style:parent-style-name="Logro" style:family="paragraph"/>
    <style:style style:name="T147" style:parent-style-name="Fuentedepárrafopredeter." style:family="text">
      <style:text-properties fo:font-weight="bold" style:font-weight-asian="bold" fo:color="#FF0000"/>
    </style:style>
    <style:style style:name="P148" style:parent-style-name="Logro" style:family="paragraph"/>
    <style:style style:name="P149" style:parent-style-name="Logro" style:family="paragraph"/>
    <style:style style:name="P150" style:parent-style-name="Logro" style:family="paragraph"/>
    <style:style style:name="P151" style:parent-style-name="Logro" style:family="paragraph"/>
    <style:style style:name="P152" style:parent-style-name="Logro" style:family="paragraph"/>
    <style:style style:name="P153" style:parent-style-name="Logro" style:family="paragraph"/>
    <style:style style:name="P154" style:parent-style-name="Logro" style:family="paragraph"/>
    <style:style style:name="P155" style:parent-style-name="Logro" style:family="paragraph"/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Logro" style:family="paragraph"/>
    <style:style style:name="P160" style:parent-style-name="Logro" style:family="paragraph"/>
    <style:style style:name="P161" style:parent-style-name="Logro" style:family="paragraph"/>
    <style:style style:name="P162" style:parent-style-name="Logro" style:family="paragraph"/>
    <style:style style:name="P163" style:parent-style-name="Logro" style:family="paragraph"/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Organizaciónuno" style:family="paragraph">
      <style:paragraph-properties>
        <style:tab-stops>
          <style:tab-stop style:type="right" style:position="-8.6194in"/>
          <style:tab-stop style:type="left" style:position="1in"/>
          <style:tab-stop style:type="right" style:position="4.5in"/>
        </style:tab-stops>
      </style:paragraph-properties>
    </style:style>
    <style:style style:name="P168" style:parent-style-name="Puesto" style:family="paragraph">
      <style:text-properties fo:language="es" fo:country="ES"/>
    </style:style>
    <style:style style:name="T169" style:parent-style-name="Fuentedepárrafopredeter." style:family="text">
      <style:text-properties fo:language="es" fo:country="ES"/>
    </style:style>
    <style:style style:name="T170" style:parent-style-name="Fuentedepárrafopredeter." style:family="text">
      <style:text-properties fo:font-weight="bold" style:font-weight-asian="bold" fo:language="es" fo:country="ES"/>
    </style:style>
    <style:style style:name="T171" style:parent-style-name="Fuentedepárrafopredeter." style:family="text">
      <style:text-properties fo:language="es" fo:country="ES"/>
    </style:style>
    <style:style style:name="T172" style:parent-style-name="Fuentedepárrafopredeter." style:family="text">
      <style:text-properties fo:language="es" fo:country="ES"/>
    </style:style>
    <style:style style:name="T173" style:parent-style-name="Fuentedepárrafopredeter." style:family="text">
      <style:text-properties fo:language="es" fo:country="ES"/>
    </style:style>
    <style:style style:name="T174" style:parent-style-name="Fuentedepárrafopredeter." style:family="text">
      <style:text-properties fo:language="es" fo:country="ES"/>
    </style:style>
    <style:style style:name="T175" style:parent-style-name="Fuentedepárrafopredeter." style:family="text">
      <style:text-properties fo:language="es" fo:country="ES"/>
    </style:style>
    <style:style style:name="T176" style:parent-style-name="Fuentedepárrafopredeter." style:family="text">
      <style:text-properties fo:language="es" fo:country="ES"/>
    </style:style>
    <style:style style:name="T177" style:parent-style-name="Fuentedepárrafopredeter." style:family="text">
      <style:text-properties fo:font-weight="bold" style:font-weight-asian="bold" fo:language="es" fo:country="ES"/>
    </style:style>
    <style:style style:name="T178" style:parent-style-name="Fuentedepárrafopredeter." style:family="text">
      <style:text-properties fo:language="es" fo:country="ES"/>
    </style:style>
    <style:style style:name="T179" style:parent-style-name="Fuentedepárrafopredeter." style:family="text">
      <style:text-properties fo:language="es" fo:country="ES"/>
    </style:style>
    <style:style style:name="T180" style:parent-style-name="Fuentedepárrafopredeter." style:family="text">
      <style:text-properties fo:language="es" fo:country="ES"/>
    </style:style>
    <style:style style:name="P181" style:parent-style-name="Puesto" style:family="paragraph">
      <style:text-properties fo:language="es" fo:country="ES"/>
    </style:style>
    <style:style style:name="P182" style:parent-style-name="Logro" style:family="paragraph"/>
    <style:style style:name="T183" style:parent-style-name="Fuentedepárrafopredeter." style:family="text">
      <style:text-properties fo:font-weight="bold" style:font-weight-asian="bold"/>
    </style:style>
    <style:style style:name="T184" style:parent-style-name="Fuentedepárrafopredeter." style:family="text">
      <style:text-properties fo:font-weight="bold" style:font-weight-asian="bold"/>
    </style:style>
    <style:style style:name="P185" style:parent-style-name="Logro" style:family="paragraph"/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Organizaciónuno" style:family="paragraph">
      <style:paragraph-properties>
        <style:tab-stops>
          <style:tab-stop style:type="right" style:position="-8.6194in"/>
          <style:tab-stop style:type="left" style:position="1in"/>
          <style:tab-stop style:type="right" style:position="4.5in"/>
        </style:tab-stops>
      </style:paragraph-properties>
    </style:style>
    <style:style style:name="P190" style:parent-style-name="Puesto" style:family="paragraph">
      <style:text-properties fo:language="es" fo:country="ES"/>
    </style:style>
    <style:style style:name="P191" style:parent-style-name="Logro" style:family="paragraph"/>
    <style:style style:name="P192" style:parent-style-name="Logro" style:family="paragraph"/>
    <style:style style:name="P193" style:parent-style-name="Logro" style:family="paragraph"/>
    <style:style style:name="P194" style:parent-style-name="Puesto" style:family="paragraph">
      <style:text-properties fo:language="es" fo:country="ES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Organizaciónuno" style:family="paragraph">
      <style:paragraph-properties>
        <style:tab-stops>
          <style:tab-stop style:type="right" style:position="-8.6194in"/>
          <style:tab-stop style:type="left" style:position="1in"/>
          <style:tab-stop style:type="right" style:position="4.5in"/>
        </style:tab-stops>
      </style:paragraph-properties>
    </style:style>
    <style:style style:name="P199" style:parent-style-name="Puesto" style:family="paragraph">
      <style:text-properties fo:language="es" fo:country="ES"/>
    </style:style>
    <style:style style:name="P200" style:parent-style-name="Logro" style:family="paragraph"/>
    <style:style style:name="P201" style:parent-style-name="Puesto" style:family="paragraph">
      <style:text-properties fo:language="es" fo:country="ES"/>
    </style:style>
    <style:style style:name="P202" style:parent-style-name="Puesto" style:family="paragraph">
      <style:text-properties fo:language="es" fo:country="ES"/>
    </style:style>
    <style:style style:name="T203" style:parent-style-name="Fuentedepárrafopredeter." style:family="text">
      <style:text-properties fo:language="es" fo:country="ES"/>
    </style:style>
    <style:style style:name="T204" style:parent-style-name="Fuentedepárrafopredeter." style:family="text">
      <style:text-properties fo:language="es" fo:country="ES"/>
    </style:style>
    <style:style style:name="T205" style:parent-style-name="Fuentedepárrafopredeter." style:family="text">
      <style:text-properties fo:font-weight="bold" style:font-weight-asian="bold" fo:language="es" fo:country="ES"/>
    </style:style>
    <style:style style:name="T206" style:parent-style-name="Fuentedepárrafopredeter." style:family="text">
      <style:text-properties fo:font-weight="bold" style:font-weight-asian="bold" fo:language="es" fo:country="ES"/>
    </style:style>
    <style:style style:name="P207" style:parent-style-name="Logro" style:family="paragraph"/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Organizaciónuno" style:family="paragraph">
      <style:paragraph-properties>
        <style:tab-stops>
          <style:tab-stop style:type="right" style:position="-8.6194in"/>
          <style:tab-stop style:type="left" style:position="1in"/>
          <style:tab-stop style:type="right" style:position="4.5in"/>
        </style:tab-stops>
      </style:paragraph-properties>
    </style:style>
    <style:style style:name="T212" style:parent-style-name="Fuentedepárrafopredeter." style:family="text">
      <style:text-properties fo:font-weight="bold" style:font-weight-asian="bold" fo:font-style="italic" style:font-style-asian="italic"/>
    </style:style>
    <style:style style:name="P213" style:parent-style-name="Logro" style:family="paragraph"/>
    <style:style style:name="P214" style:parent-style-name="Logro" style:family="paragraph"/>
    <style:style style:name="P215" style:parent-style-name="Normal" style:family="paragraph">
      <style:text-properties fo:font-weight="bold" style:font-weight-asian="bold"/>
    </style:style>
    <style:style style:name="P216" style:parent-style-name="Normal" style:family="paragraph">
      <style:text-properties fo:font-weight="bold" style:font-weight-asian="bold"/>
    </style:style>
    <style:style style:name="T217" style:parent-style-name="Fuentedepárrafopredeter." style:family="text">
      <style:text-properties fo:font-weight="bold" style:font-weight-asian="bold"/>
    </style:style>
    <style:style style:name="T218" style:parent-style-name="Fuentedepárrafopredeter." style:family="text">
      <style:text-properties fo:font-weight="bold" style:font-weight-asian="bold"/>
    </style:style>
    <style:style style:name="P219" style:parent-style-name="Logro" style:family="paragraph"/>
    <style:style style:name="P220" style:parent-style-name="Logro" style:family="paragraph"/>
    <style:style style:name="P221" style:parent-style-name="Logro" style:family="paragraph"/>
    <style:style style:name="P222" style:parent-style-name="Logro" style:family="paragraph">
      <style:paragraph-properties fo:margin-left="0.1666in" fo:text-indent="-0.1666in">
        <style:tab-stops/>
      </style:paragraph-properties>
    </style:style>
    <style:style style:name="P223" style:parent-style-name="Logro" style:family="paragraph">
      <style:paragraph-properties fo:margin-left="0.1666in" fo:text-indent="-0.1666in">
        <style:tab-stops/>
      </style:paragraph-properties>
    </style:style>
    <style:style style:name="P224" style:parent-style-name="Logro" style:family="paragraph">
      <style:paragraph-properties fo:margin-left="0.1666in" fo:text-indent="-0.1666in">
        <style:tab-stops/>
      </style:paragraph-properties>
    </style:style>
    <style:style style:name="P225" style:parent-style-name="Logro" style:family="paragraph">
      <style:paragraph-properties fo:margin-left="0.1666in" fo:text-indent="-0.1666in">
        <style:tab-stops/>
      </style:paragraph-properties>
    </style:style>
    <style:style style:name="P226" style:parent-style-name="Logro" style:family="paragraph"/>
    <style:style style:name="P227" style:parent-style-name="Logro" style:family="paragraph">
      <style:text-properties fo:font-weight="bold" style:font-weight-asian="bold"/>
    </style:style>
    <style:style style:name="P228" style:parent-style-name="Logro" style:family="paragraph"/>
    <style:style style:name="T229" style:parent-style-name="Fuentedepárrafopredeter." style:family="text">
      <style:text-properties fo:font-weight="bold" style:font-weight-asian="bold"/>
    </style:style>
    <style:style style:name="P230" style:parent-style-name="Logro" style:family="paragraph"/>
    <style:style style:name="P231" style:parent-style-name="Logro" style:family="paragraph"/>
    <style:style style:name="P232" style:parent-style-name="Logro" style:family="paragraph"/>
    <style:style style:name="T233" style:parent-style-name="Fuentedepárrafopredeter." style:family="text">
      <style:text-properties fo:language="es" fo:country="ES"/>
    </style:style>
    <style:style style:name="T234" style:parent-style-name="Fuentedepárrafopredeter." style:family="text">
      <style:text-properties fo:font-style="normal" style:font-style-asian="normal" fo:language="es" fo:country="ES"/>
    </style:style>
    <style:style style:name="P235" style:parent-style-name="Logro" style:family="paragraph"/>
    <style:style style:name="P236" style:parent-style-name="Logro" style:family="paragraph"/>
    <style:style style:name="P237" style:parent-style-name="Logro" style:family="paragraph"/>
    <style:style style:name="P238" style:parent-style-name="Logro" style:family="paragraph"/>
    <style:style style:name="P239" style:parent-style-name="Logro" style:family="paragraph"/>
    <style:style style:name="P240" style:parent-style-name="Logro" style:family="paragraph"/>
    <style:style style:name="P241" style:parent-style-name="Logro" style:family="paragraph"/>
    <style:style style:name="P242" style:parent-style-name="Logro" style:family="paragraph"/>
    <style:style style:name="P243" style:parent-style-name="Logro" style:family="paragraph"/>
    <style:style style:name="P244" style:parent-style-name="Logro" style:family="paragraph"/>
    <style:style style:name="P245" style:parent-style-name="Logro" style:family="paragraph"/>
    <style:style style:name="P246" style:parent-style-name="Logro" style:family="paragraph"/>
    <style:style style:name="T247" style:parent-style-name="Fuentedepárrafopredeter." style:family="text">
      <style:text-properties fo:font-weight="bold" style:font-weight-asian="bold"/>
    </style:style>
    <style:style style:name="T248" style:parent-style-name="Fuentedepárrafopredeter." style:family="text">
      <style:text-properties fo:font-weight="bold" style:font-weight-asian="bold"/>
    </style:style>
    <style:style style:name="T249" style:parent-style-name="Fuentedepárrafopredeter." style:family="text">
      <style:text-properties fo:font-weight="bold" style:font-weight-asian="bold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T253" style:parent-style-name="Fuentedepárrafopredeter." style:family="text">
      <style:text-properties fo:font-weight="bold" style:font-weight-asian="bold" fo:font-style="italic" style:font-style-asian="italic"/>
    </style:style>
    <style:style style:name="P254" style:parent-style-name="Puesto" style:family="paragraph">
      <style:text-properties fo:language="es" fo:country="ES"/>
    </style:style>
    <style:style style:name="P255" style:parent-style-name="Logro" style:family="paragraph"/>
    <style:style style:name="P256" style:parent-style-name="Logro" style:family="paragraph"/>
    <style:style style:name="P257" style:parent-style-name="Logro" style:family="paragraph"/>
    <style:style style:name="P258" style:parent-style-name="Logro" style:family="paragraph"/>
    <style:style style:name="T259" style:parent-style-name="Fuentedepárrafopredeter." style:family="text">
      <style:text-properties fo:font-weight="bold" style:font-weight-asian="bold"/>
    </style:style>
    <style:style style:name="T260" style:parent-style-name="Fuentedepárrafopredeter." style:family="text">
      <style:text-properties fo:font-weight="bold" style:font-weight-asian="bold"/>
    </style:style>
    <style:style style:name="T261" style:parent-style-name="Fuentedepárrafopredeter." style:family="text">
      <style:text-properties fo:font-weight="bold" style:font-weight-asian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T265" style:parent-style-name="Fuentedepárrafopredeter." style:family="text">
      <style:text-properties fo:font-weight="bold" style:font-weight-asian="bold" fo:font-style="italic" style:font-style-asian="italic"/>
    </style:style>
    <style:style style:name="P266" style:parent-style-name="Organización" style:family="paragraph">
      <style:text-properties fo:font-style="italic" style:font-style-asian="italic"/>
    </style:style>
    <style:style style:name="P267" style:parent-style-name="Logro" style:family="paragraph"/>
    <style:style style:name="T268" style:parent-style-name="Fuentedepárrafopredeter." style:family="text">
      <style:text-properties fo:font-weight="bold" style:font-weight-asian="bold"/>
    </style:style>
    <style:style style:name="T269" style:parent-style-name="Fuentedepárrafopredeter." style:family="text">
      <style:text-properties fo:font-weight="bold" style:font-weight-asian="bold"/>
    </style:style>
    <style:style style:name="P270" style:parent-style-name="Logro" style:family="paragraph"/>
    <style:style style:name="T271" style:parent-style-name="Fuentedepárrafopredeter." style:family="text">
      <style:text-properties fo:font-weight="bold" style:font-weight-asian="bold"/>
    </style:style>
    <style:style style:name="T272" style:parent-style-name="Fuentedepárrafopredeter." style:family="text">
      <style:text-properties fo:font-weight="bold" style:font-weight-asian="bold"/>
    </style:style>
    <style:style style:name="T273" style:parent-style-name="Fuentedepárrafopredeter." style:family="text">
      <style:text-properties fo:font-weight="bold" style:font-weight-asian="bold"/>
    </style:style>
    <style:style style:name="P274" style:parent-style-name="Logro" style:family="paragraph"/>
    <style:style style:name="T275" style:parent-style-name="Fuentedepárrafopredeter." style:family="text">
      <style:text-properties fo:font-weight="bold" style:font-weight-asian="bold"/>
    </style:style>
    <style:style style:name="P276" style:parent-style-name="Logro" style:family="paragraph"/>
    <style:style style:name="T277" style:parent-style-name="Fuentedepárrafopredeter." style:family="text">
      <style:text-properties fo:font-weight="bold" style:font-weight-asian="bold"/>
    </style:style>
    <style:style style:name="P278" style:parent-style-name="Logro" style:family="paragraph"/>
    <style:style style:name="P279" style:parent-style-name="Normal" style:family="paragraph">
      <style:text-properties fo:text-transform="uppercase"/>
    </style:style>
    <style:style style:name="P280" style:parent-style-name="Normal" style:family="paragraph">
      <style:text-properties fo:text-transform="uppercase"/>
    </style:style>
    <style:style style:name="F281" style:parent-style-name="a0" style:family="graphic">
      <style:graphic-properties style:wrap="none" draw:stroke="none" draw:fill="none" fo:border="none" fo:padding="0in" style:shadow="none" style:vertical-rel="page" style:horizontal-rel="page" style:horizontal-pos="center" style:vertical-pos="bottom" style:writing-mode="lr-tb"/>
    </style:style>
  </office:automatic-styles>
  <office:body>
    <office:text text:use-soft-page-breaks="true">
      <text:p text:style-name="P1">Curriculum vitae<text:tab/><text:tab/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3">
            <text:p text:style-name="Títulodesección">DATOS PERSONALES</text:p>
          </table:table-cell>
          <table:covered-table-cell/>
          <table:covered-table-cell/>
        </table:table-row>
        <table:table-row table:style-name="TableRow16">
          <table:table-cell table:style-name="TableCell17" table:number-columns-spanned="2">
            <text:p text:style-name="Títulodesección"/>
          </table:table-cell>
          <table:covered-table-cell/>
          <table:table-cell table:style-name="TableCell18">
            <text:p text:style-name="P19">ENRIQUE ROCAFULL ORTIZ</text:p>
            <text:p text:style-name="Objetivo">Nacido en Almería, el 19 de Diciembre de 1964</text:p>
            <text:p text:style-name="Textoindependiente">DNI: 27.513.056</text:p>
            <text:p text:style-name="Textoindependiente">Domicilio: C/ Lavanda 42, 28055<text:s/>Madrid</text:p>
            <text:p text:style-name="Textoindependiente">Teléfono:<text:s/><text:span text:style-name="T20">91 763 66 77</text:span><text:s text:c="20"/>E-mail:<text:s/><text:a xlink:href="mailto:erocafull@hotmail.com" office:target-frame-name="_top" xlink:show="replace"><text:span text:style-name="Hipervínculo">erocafull@hotmail.com</text:span></text:a><text:s text:c="6"/></text:p>
            <text:p text:style-name="Textoindependiente">T. Móvil :<text:s/><text:span text:style-name="T21">619 36 75 02 <text:s text:c="16"/></text:span>Otro correo:<text:s/><text:s/>…</text:p>
          </table:table-cell>
        </table:table-row>
        <table:table-row table:style-name="TableRow22">
          <table:table-cell table:style-name="TableCell23" table:number-columns-spanned="3">
            <text:p text:style-name="Títulodesección">FORMACIÓN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1994</text:p>
          </table:table-cell>
          <table:table-cell table:style-name="TableCell27" table:number-columns-spanned="2">
            <text:p text:style-name="P28"><text:span text:style-name="T29">INGENIERO SUPERIOR EN INFORMATICA</text:span><text:s/>por la UNIVERSIDAD POLITECNICA DE MADRID</text:p>
            <text:p text:style-name="Textoindependiente"><text:s text:c="20"/><text:span text:style-name="T30">Proyecto fin de carrera:<text:s/></text:span><text:span text:style-name="T31">Generador de Analizadores Léxicos</text:span></text:p>
          </table:table-cell>
          <table:covered-table-cell/>
        </table:table-row>
        <table:table-row table:style-name="TableRow32">
          <table:table-cell table:style-name="TableCell33">
            <text:p text:style-name="P34">pretensiones</text:p>
          </table:table-cell>
          <table:table-cell table:style-name="TableCell35" table:number-columns-spanned="2">
            <text:p text:style-name="P36"><text:span text:style-name="T37">Estoy interesado en puestos de<text:s/></text:span><text:span text:style-name="T38">Analista Programador Experto</text:span><text:span text:style-name="T39"><text:s/>con desarrollos en lenguaje<text:s/></text:span><text:span text:style-name="T40">C/C++</text:span><text:span text:style-name="T41">.</text:span></text:p>
            <text:p text:style-name="Textoindependiente">Interesado en proyectos realmente tecnológicos, y en seguir aprendiendo.</text:p>
            <text:p text:style-name="Textoindependiente">Proyectos relacionados con tratamiento y generación de imágenes 3D. También estoy interesado en entrar en el mercado de los Videojuegos. O proyectos relacionados con aplicaciones de dispositivos móviles. O quizás proyectos relacionados con el control y comunicación de satélites.</text:p>
            <text:p text:style-name="Textoindependiente">Realicé<text:s/>por ello dos cursos online:</text:p>
            <text:list text:style-name="LFO13" text:continue-numbering="true">
              <text:list-item>
                <text:p text:style-name="P42">Gestión de Proyectos de Videojuegos.</text:p>
              </text:list-item>
              <text:list-item>
                <text:p text:style-name="P43">Desarrollo de Aplicaciones para Dispositivos Móviles</text:p>
              </text:list-item>
            </text:list>
            <text:p text:style-name="Textoindependiente">Los dos impartidos por<text:s/><text:span text:style-name="T44">Deusto Formación</text:span>, con notas de 9,9 y 9,8. Resalto las notas, para destacar no mis posibles conocimientos, sino mi actitud.</text:p>
            <text:p text:style-name="Textoindependiente"><text:span text:style-name="T45">Actualmente estoy en un ‘master’ online de Desarrollo de videojuegos, m</text:span><text:span text:style-name="T46">á</text:span><text:span text:style-name="T47">s con<text:s/></text:span><text:span text:style-name="T48">Unity</text:span><text:span text:style-name="T49">, pero tambi</text:span><text:span text:style-name="T50">én<text:s/></text:span><text:span text:style-name="T51">Unreal</text:span>.</text:p>
            <text:p text:style-name="Textoindependiente"><text:span text:style-name="T52">Quiero apasionarme con lo que hago, y por ello no busco un proyecto cualquiera</text:span>.</text:p>
          </table:table-cell>
          <table:covered-table-cell/>
        </table:table-row>
      </table:table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3">
            <text:p text:style-name="Títulodesección">Experiencia</text:p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2">
            <text:p text:style-name="Títulodesección">(---)</text:p>
          </table:table-cell>
          <table:covered-table-cell/>
          <table:table-cell table:style-name="TableCell63">
            <text:p text:style-name="Normal"/>
            <text:p text:style-name="Normal">Buscando a vuestra Empresa.<text:s/></text:p>
          </table:table-cell>
        </table:table-row>
        <table:table-row table:style-name="TableRow64">
          <table:table-cell table:style-name="TableCell65" table:number-columns-spanned="2">
            <text:p text:style-name="Títulodesección">FULL-ON-NET</text:p>
          </table:table-cell>
          <table:covered-table-cell/>
          <table:table-cell table:style-name="TableCell66">
            <text:p text:style-name="Normal"/>
            <text:p text:style-name="Normal">(Agosto<text:s/>de 2023<text:s/>/<text:s/>Julio de 2024)</text:p>
            <text:p text:style-name="Normal">(Cliente Telefónica-Movistar)</text:p>
            <text:p text:style-name="Normal">Descodificadores MoviStar.</text:p>
            <text:p text:style-name="Normal">Generación-reproducción de imágenes de video por Streaming.</text:p>
            <text:p text:style-name="Normal">C/C++, Visual Code, Linux Github</text:p>
            <text:p text:style-name="Normal"/>
            <text:p text:style-name="Normal"/>
          </table:table-cell>
        </table:table-row>
        <table:table-row table:style-name="TableRow67">
          <table:table-cell table:style-name="TableCell68" table:number-columns-spanned="2">
            <text:p text:style-name="Títulodesección">oesia-TECNOBIT</text:p>
          </table:table-cell>
          <table:covered-table-cell/>
          <table:table-cell table:style-name="TableCell69">
            <text:p text:style-name="P70">(Julio de 2021 /<text:s/>Fin de proyecto:<text:s/>Noviembre de 2022)<text:tab/></text:p>
            <text:p text:style-name="Normal">Proyecto IRST. Desarrollo del proyecto. Linux – FPGA/Petalinux C/C++.</text:p>
            <text:p text:style-name="Normal">Comunicación Procesos vía DDS.</text:p>
            <text:p text:style-name="Normal">Desarrollo del Visual: Frontend con OpenGL/CoreAVI</text:p>
            <text:p text:style-name="Normal">C/C++, Visual Code, + SVN.</text:p>
            <text:p text:style-name="Normal">Visual Studio 2019, 2022.</text:p>
          </table:table-cell>
        </table:table-row>
        <table:table-row table:style-name="TableRow71">
          <table:table-cell table:style-name="TableCell72">
            <text:p text:style-name="Sintítulo">INDRa</text:p>
            <text:p text:style-name="Sintítulo">(Desde<text:s/>marzo 2005)</text:p>
          </table:table-cell>
          <table:table-cell table:style-name="TableCell73" table:number-columns-spanned="2">
            <text:p text:style-name="P74"/>
            <text:p text:style-name="P75">(Septiembre<text:s/>2016/<text:s/>Febrero 2021)</text:p>
            <text:p text:style-name="P76">Departamento de<text:s/><text:span text:style-name="T77">Ciberseguridad</text:span>: Dentro<text:s/><text:span text:style-name="T78">Minsait</text:span>, división de<text:s/><text:span text:style-name="T79">Indra</text:span>.</text:p>
            <text:p text:style-name="P80">Integración sistema de paso automático de frontera, Sistemas ABC, para el aeropuerto Fiumicino en<text:s/>Roma. Hace un año<text:s/>estábamos instalando<text:s/>el prototipo.</text:p>
            <text:p text:style-name="P81"><text:span text:style-name="T82">Hemos Instalado los Pasos Automáticos de Frontera</text:span><text:span text:style-name="T83">,</text:span><text:span text:style-name="T84"><text:s/></text:span><text:span text:style-name="T85">Sistema ABC</text:span><text:span text:style-name="T86">,</text:span><text:span text:style-name="T87"><text:s/>en los aeropuertos de Madrid, Málaga e Ibiza</text:span>.</text:p>
            <text:p text:style-name="P88">Integración de sistemas de reconocimiento Dactilar.</text:p>
            <text:p text:style-name="P89">Integración de sistemas de reconocimiento Facial.</text:p>
            <text:p text:style-name="P90">Integración de las puertas de las esclusas y las semi-esclusas del Sistema ABC: pasos automáticos de frontera.</text:p>
            <text:p text:style-name="P91">Entornos<text:s/>de desarrollo:<text:s/>Visual Studio 2015, con C#, con C++ recompilación de las librerías<text:s/><text:span text:style-name="T92">MRTD</text:span>s: htpcom, mrtdcom, pasecom, viscom.<text:s/>Librerias necesarias para la lectura de los chips de pasaportes.</text:p>
            <text:p text:style-name="P93">(Pendientes de pasar Visual Studio 2019)</text:p>
            <text:p text:style-name="P94"/>
            <text:p text:style-name="P95">(Febrero 2015 – Septiembre 2016)<text:s/>Área de Industria. Cliente LOGISTA. Mantenimiento sistema<text:s/><text:span text:style-name="T96">TPV</text:span>, recargas tarjetas Transporte y tarjetas Teléfonía.</text:p>
            <text:p text:style-name="P97">Terminales Ingénico.</text:p>
            <text:p text:style-name="P98">C/C++,<text:s/>sobre<text:s/>terminales Sagem, Xacom, para recarga de tarjetas Transporte y tarjetas de Teléfonía.<text:s/>Eclipse, NetBeans y Visual Studio.</text:p>
            <text:p text:style-name="P99">C#, servicios centrales de recarga de telefonía.</text:p>
            <text:p text:style-name="P100"/>
            <text:p text:style-name="P101">(Agosto<text:s/>2014<text:s/>– Febrero 2015) Departamento de Transportes: Sistemas NAUTA de control de tráfico de autobuses:<text:s/>Sistema Linux que se utiliza en todos los auntobuses de los clientes finales para el control del tráfico de pasajeros y tráfico de<text:s/>toda las red de<text:s/>autobuses.</text:p>
            <text:p text:style-name="P102"/>
            <text:p text:style-name="P103">(Agosto 2013 – Julio 2014) Sistemas de Cajas de Carrefour. Control y mantenimiento central de las TPV.</text:p>
            <text:p text:style-name="P104"/>
            <text:p text:style-name="P105">(Noviembre 2010 – Julio 2013)<text:s/><text:span text:style-name="T106">Departamento de Simulación – Visuales.</text:span></text:p>
            <text:p text:style-name="P107">Simuladores de Helicópteros del ejército de tierra Famet: Cheenook, Cougar, Bell 205.</text:p>
            <text:p text:style-name="P108">- Mantenimiento del motor visual INVIS.</text:p>
            <text:p text:style-name="P109">-<text:s/><text:span text:style-name="T110">VS 2008</text:span>,<text:s/><text:span text:style-name="T111">VS 2010</text:span>,<text:s/><text:span text:style-name="T112">C/C++</text:span><text:s/>con<text:s/><text:span text:style-name="T113">OpenGL</text:span>..</text:p>
            <text:p text:style-name="P114"/>
            <text:p text:style-name="P115">(Marzo 2009 – Noviembre 2010)<text:s/>Proyecto TOYRA.<text:s/><text:span text:style-name="T116">Motor 3D</text:span><text:s/>para la visualización<text:s/>de ejercicios de<text:s/><text:span text:style-name="T117">rehabilitación<text:s/></text:span><text:span text:style-name="T118">para</text:span><text:span text:style-name="T119"><text:s/>discapacitados</text:span>.<text:s/>(<text:span text:style-name="T120">Hospital de Paraplégicos de Toledo</text:span>)</text:p>
            <text:p text:style-name="P121">- Entorno Windows, Visual C++<text:s/>(Vs2005), con<text:s/><text:span text:style-name="T122">OpenGL</text:span>.</text:p>
            <text:p text:style-name="P123">- Generación del<text:s/><text:span text:style-name="T124">módulo de sonido</text:span>:<text:s/><text:span text:style-name="T125">OpenAL</text:span>, SubMódulo de <text:s/><text:span text:style-name="T126">TTS</text:span>.</text:p>
            <text:p text:style-name="P127">- Generación del módulo de<text:s/><text:span text:style-name="T128">joysticks/gamepads</text:span>.</text:p>
            <text:p text:style-name="P129">- Generación<text:s/>lógica de<text:s/>ejercicios<text:s/><text:span text:style-name="T130">‘Silla de Ruedas’</text:span>.</text:p>
            <text:p text:style-name="P131"/>
            <text:p text:style-name="P132">(Noviembre 2008 – Marzo 2009)<text:s/>Mercado de Telefónica de Indra:<text:s/></text:p>
            <text:p text:style-name="P133">- Mantenimiento entornos de Pruebas Sistema Nasma.</text:p>
            <text:p text:style-name="P134">- Entorno Unix (HPUX 11.23 y Solaris 2.8) Scripts, C/C++, Pro*C.</text:p>
            <text:p text:style-name="P135">-<text:s/>Base de datos Oracle 9.</text:p>
            <text:p text:style-name="P136"/>
            <text:p text:style-name="P137">(Junio 2008 – Noviembre 2008)<text:s/>Área de Transporte Ferroviario y Terrestre:<text:s/></text:p>
            <text:p text:style-name="P138">Mantenimiento de<text:s/>Sw y Fw de las máquinas automáticas de expedición de billetes.</text:p>
            <text:p text:style-name="P139">- Entorno Windows, Visual C++ 6.0.</text:p>
            <text:p text:style-name="P140"/>
            <text:p text:style-name="P141">(Junio de 2006 – Junio 2008)<text:s/>Area de Defensa de Indra:</text:p>
            <text:p text:style-name="P142">INMIZE<text:s/>(Indra Sistemas, San Fernando).</text:p>
            <text:p text:style-name="P143">- Proyecyo DTPM:<text:s/><text:span text:style-name="T144">Desarrollo motor gráfico 3D</text:span></text:p>
            <text:p text:style-name="P145">- Desarrollo de aplicaciones</text:p>
            <text:p text:style-name="P146">- Entorno Windows, Visual C++ (6.0, 2003 y 2005) con Access y<text:s/><text:span text:style-name="T147">OpenGL</text:span>.</text:p>
            <text:p text:style-name="P148"/>
            <text:p text:style-name="P149"><text:s/>(Marzo 2005 –<text:s/>Junio<text:s/>2006)<text:s/>Carrefour.</text:p>
            <text:p text:style-name="P150">-<text:s/>Servidores del Sistema de Tarjeta Regalo de Carrefour.</text:p>
            <text:p text:style-name="P151">-<text:s/>Servidores del Sistema de Fidelización/Cupones<text:s/>Descuento<text:s/>de Carrefour.</text:p>
            <text:p text:style-name="P152">- Analista-Programador.</text:p>
            <text:p text:style-name="P153">- Desarrollo de aplicaciones.</text:p>
            <text:p text:style-name="P154">- Entorno Unix, con C y Pro*C, con Oracle.</text:p>
            <text:p text:style-name="P155"/>
          </table:table-cell>
          <table:covered-table-cell/>
        </table:table-row>
        <table:table-row table:style-name="TableRow156">
          <table:table-cell table:style-name="TableCell157">
            <text:p text:style-name="Sintítulo">cartera informatica</text:p>
          </table:table-cell>
          <table:table-cell table:style-name="TableCell158" table:number-columns-spanned="2">
            <text:p text:style-name="P159">(Enero 2005 a Marzo 2005)</text:p>
            <text:p text:style-name="P160">Caser Seguros</text:p>
            <text:p text:style-name="P161">- Desarrollo de aplicaiones</text:p>
            <text:p text:style-name="P162">- Entorno<text:s/>Unix,<text:s/><text:s/>C (Pro*C), con Oracle.</text:p>
            <text:p text:style-name="P163"/>
          </table:table-cell>
          <table:covered-table-cell/>
        </table:table-row>
        <table:table-row table:style-name="TableRow164">
          <table:table-cell table:style-name="TableCell165">
            <text:p text:style-name="Sintítulo">Dinsa</text:p>
          </table:table-cell>
          <table:table-cell table:style-name="TableCell166" table:number-columns-spanned="2">
            <text:p text:style-name="P167">(Agosto 2003 –<text:s/>Enero<text:s/>2005)</text:p>
            <text:p text:style-name="P168">CaixaNova</text:p>
            <text:p text:style-name="Puesto"><text:span text:style-name="T169">- SignaDS:<text:s/></text:span><text:span text:style-name="T170">Single Sign On</text:span><text:span text:style-name="T171"><text:s/>para CaixaNova</text:span><text:span text:style-name="T172">:</text:span><text:span text:style-name="T173"><text:s/>i</text:span><text:span text:style-name="T174">Integración de distintas aplicaciones y sistemas en un ‘Single Sign On’.</text:span><text:span text:style-name="T175"><text:s/></text:span></text:p>
            <text:p text:style-name="Puesto"><text:span text:style-name="T176">-<text:s/></text:span><text:span text:style-name="T177">Dirección de equipo de programadores</text:span><text:span text:style-name="T178"><text:s/>(</text:span><text:span text:style-name="T179">5</text:span><text:span text:style-name="T180"><text:s/>personas)</text:span></text:p>
            <text:p text:style-name="P181">- Desarrollo de aplicaciones.</text:p>
            <text:p text:style-name="P182">- Entorno Windows (Xp y Windows 2003).<text:s/>Visual<text:s/><text:span text:style-name="T183">C++</text:span><text:s/>(6.0 y 2003).<text:s/><text:span text:style-name="T184">Java</text:span><text:s/>1.4.</text:p>
            <text:p text:style-name="P185">- Uso variado de Apis, SSL, WinSockets,<text:s/>Sockets,<text:s/>SmartCard (JavaCard) LDAP.</text:p>
          </table:table-cell>
          <table:covered-table-cell/>
        </table:table-row>
        <table:table-row table:style-name="TableRow186">
          <table:table-cell table:style-name="TableCell187">
            <text:p text:style-name="Sintítulo">Transiciel</text:p>
          </table:table-cell>
          <table:table-cell table:style-name="TableCell188" table:number-columns-spanned="2">
            <text:p text:style-name="P189">(Mayo – Julio 2003)</text:p>
            <text:p text:style-name="P190">TPI (Páginas Amarillas)</text:p>
            <text:p text:style-name="P191">- Analista Programador.</text:p>
            <text:p text:style-name="P192">- Desarrollo de aplicaciones.</text:p>
            <text:p text:style-name="P193">- Entorno Unix, C (Pro*C) con Oracle.</text:p>
            <text:p text:style-name="P194"/>
          </table:table-cell>
          <table:covered-table-cell/>
        </table:table-row>
        <table:table-row table:style-name="TableRow195">
          <table:table-cell table:style-name="TableCell196">
            <text:p text:style-name="Sintítulo">RED EDUCATIVA/ oPTENET</text:p>
          </table:table-cell>
          <table:table-cell table:style-name="TableCell197" table:number-columns-spanned="2">
            <text:p text:style-name="P198">(Marzo – Abril 2003)</text:p>
            <text:p text:style-name="P199">Optenet</text:p>
            <text:p text:style-name="P200">- Filtros de URLs</text:p>
            <text:p text:style-name="P201">-<text:s/>Analista – programador</text:p>
            <text:p text:style-name="P202">- Desarrollo de aplicaciones.</text:p>
            <text:p text:style-name="Puesto"><text:span text:style-name="T203">- Entorno Windows y Linux. Desarrollos en<text:s/></text:span><text:span text:style-name="T204">C/C++.<text:s/></text:span><text:span text:style-name="T205">Visual C++</text:span><text:span text:style-name="T206"><text:s/>(6.0) y K-develop para Linux.</text:span></text:p>
            <text:p text:style-name="P207"/>
          </table:table-cell>
          <table:covered-table-cell/>
        </table:table-row>
        <table:table-row table:style-name="TableRow208">
          <table:table-cell table:style-name="TableCell209">
            <text:p text:style-name="Sintítulo">Docutex/GFI</text:p>
          </table:table-cell>
          <table:table-cell table:style-name="TableCell210" table:number-columns-spanned="2">
            <text:p text:style-name="P211">(Enero 1998 – Julio 2002) <text:s text:c="28"/>Empresa:<text:s/><text:span text:style-name="T212">DOCUTEX / GFI<text:s/></text:span></text:p>
            <text:p text:style-name="P213"/>
            <text:p text:style-name="P214"><text:s/>(Febrero 2002 – Abril-2002)</text:p>
            <text:p text:style-name="P215">Plan de Simplificación Administrativa de la Comunidad de Madrid para ICM - Informática y Comunicaciones de la Comunidad de Madrid, S.A.</text:p>
            <text:p text:style-name="P216">- ‘Catálogo de Soluciones’</text:p>
            <text:p text:style-name="Normal"><text:span text:style-name="T217">-<text:s/></text:span>Analista.</text:p>
            <text:p text:style-name="Normal"><text:span text:style-name="T218">-<text:s/></text:span>Análisis de<text:s/>procedimientos administrativos.</text:p>
            <text:p text:style-name="Normal">- Simplificación de los procedimientos administrativos</text:p>
            <text:p text:style-name="Normal">- Estandarizar los procesos internos de trabajo.</text:p>
            <text:p text:style-name="Normal"/>
            <text:p text:style-name="P219">(Agosto-2001)</text:p>
            <text:p text:style-name="P220">Telefónica Mobile Solutions para Telefónica Móviles España.</text:p>
            <text:p text:style-name="P221">- Sustituir anterior coordinador de implantación.</text:p>
            <text:p text:style-name="P222">- Control y coordinación en implantación de aplicaciones.</text:p>
            <text:p text:style-name="P223">- Realización del plan de pruebas.</text:p>
            <text:p text:style-name="P224">- Supervisión de manuales de usuario.</text:p>
            <text:p text:style-name="P225">- Coordinación con usuarios responsables de los contenidos.</text:p>
            <text:p text:style-name="Textoindependiente">-<text:s/>Windows, desarrollo en Java, servidor WebLogic 6.0, con Oracle 8.</text:p>
            <text:p text:style-name="Normal"/>
            <text:p text:style-name="P226">(Febrero-2001)</text:p>
            <text:p text:style-name="P227"><text:s/>Quiero TV</text:p>
            <text:p text:style-name="P228"><text:span text:style-name="T229">-<text:s/></text:span>Analista del grupo de "Facturación de Comisiones"</text:p>
            <text:p text:style-name="P230">- Desarrollo de aplicaciones</text:p>
            <text:p text:style-name="P231">- Aplicación con Oracle, PL/SQL, Pro*C, en Unix (Sun Solaris).</text:p>
            <text:p text:style-name="P232"/>
            <text:p text:style-name="Puesto"><text:span text:style-name="T233">Analista/Consultor</text:span><text:span text:style-name="T234"><text:s text:c="2"/>(desde Agosto 99).</text:span></text:p>
            <text:p text:style-name="P235">ICM(Informática de la Comunidad de Madrid)</text:p>
            <text:p text:style-name="P236">- Analista<text:s/>y jefe de proyecto he dirigido los proyectos:</text:p>
            <text:p text:style-name="P237">- JTEF: Gestión de Expedientes del Jurado Territorial de Expropiación Forzosa.</text:p>
            <text:p text:style-name="P238">- FORD: Forodeporte. (Programa de la Dirección General de Deportes de la Comunidad de Madrid).<text:s/></text:p>
            <text:p text:style-name="P239">- RECE: Registro de Centros (DGD de CM).</text:p>
            <text:p text:style-name="P240">Mantenimiento de las aplicaciones:</text:p>
            <text:p text:style-name="P241">- RGME <text:s/>(Registro de Méritos) y GECU (Gestión de Cursos) de la Consejería de Justicia, Administración Local de la Comunidad de Madrid.</text:p>
            <text:p text:style-name="P242">- Entornos Windows, con Oracle, Delphi.</text:p>
            <text:p text:style-name="P243"/>
            <text:p text:style-name="P244">Analista – Programador. (Enero 98 a Agosto 99)</text:p>
            <text:p text:style-name="P245">ICM (Informática de la Comunidad de Madrid):</text:p>
            <text:list text:style-name="LFO1" text:continue-numbering="true">
              <text:list-item>
                <text:p text:style-name="Logro">Proyecto Gestión de Tributos para Comunidad de Madrid</text:p>
              </text:list-item>
              <text:list-item>
                <text:p text:style-name="Logro">Proyecto GPI, para el IVIMA</text:p>
              </text:list-item>
              <text:list-item>
                <text:p text:style-name="Logro">Desarrollo de aplicaciones.</text:p>
              </text:list-item>
            </text:list>
            <text:list text:style-name="LFO2" text:continue-numbering="true">
              <text:list-item>
                <text:p text:style-name="P246">Trabajos en<text:s/><text:span text:style-name="T247">Forms 3</text:span><text:s/>y<text:s/><text:span text:style-name="T248">Pro*C</text:span><text:s/>en entorno<text:s/><text:span text:style-name="T249">UNIX</text:span>.</text:p>
              </text:list-item>
            </text:list>
          </table:table-cell>
          <table:covered-table-cell/>
        </table:table-row>
        <table:table-row table:style-name="TableRow250">
          <table:table-cell table:style-name="TableCell251">
            <text:p text:style-name="Sintítulo">kyat/syseca</text:p>
          </table:table-cell>
          <table:table-cell table:style-name="TableCell252" table:number-columns-spanned="2">
            <text:p text:style-name="Organización">Septiembre 1995 – Enero 1998 <text:s text:c="18"/>Empresa:<text:s/><text:span text:style-name="T253">SYSECA</text:span></text:p>
            <text:p text:style-name="P254">Analista – Programador</text:p>
            <text:list text:style-name="LFO4" text:continue-numbering="true">
              <text:list-item>
                <text:p text:style-name="P255">Intervine en el proyecto SIRIO, para TELEFONICA <text:s/>MOVILES</text:p>
              </text:list-item>
            </text:list>
            <text:list text:style-name="LFO5" text:continue-numbering="true">
              <text:list-item>
                <text:p text:style-name="P256">Gestión de Abonados de Moviline y MoviStar</text:p>
              </text:list-item>
              <text:list-item>
                <text:p text:style-name="P257">Desarrollo de aplicaciones.</text:p>
              </text:list-item>
            </text:list>
            <text:list text:style-name="LFO6" text:continue-numbering="true">
              <text:list-item>
                <text:p text:style-name="P258">Entorno VMS y Unix, programación en<text:s/><text:span text:style-name="T259">C</text:span>,<text:s/><text:span text:style-name="T260">Pro* C</text:span><text:span text:style-name="T261">, Oracle</text:span>.</text:p>
              </text:list-item>
            </text:list>
          </table:table-cell>
          <table:covered-table-cell/>
        </table:table-row>
        <table:table-row table:style-name="TableRow262">
          <table:table-cell table:style-name="TableCell263">
            <text:p text:style-name="Sintítulo">centrisa</text:p>
          </table:table-cell>
          <table:table-cell table:style-name="TableCell264" table:number-columns-spanned="2">
            <text:p text:style-name="Organización">Diciembre 1994 – Septiembre 1995 <text:s text:c="12"/>Empresa:<text:s/><text:span text:style-name="T265">CENTRISA</text:span></text:p>
            <text:p text:style-name="P266">Programador</text:p>
            <text:list text:style-name="LFO8" text:continue-numbering="true">
              <text:list-item>
                <text:p text:style-name="P267">Manual de Calidad: proyecto de FASA RENAULT de Valladolid.<text:s/><text:span text:style-name="T268">Visual Basic</text:span><text:s/>contra<text:s/><text:span text:style-name="T269">Basis Plus</text:span><text:s/>(Base de datos documental).</text:p>
              </text:list-item>
              <text:list-item>
                <text:p text:style-name="P270">Control de proyectos: en<text:s/><text:span text:style-name="T271">Visual Basic</text:span><text:s/>con base de datos<text:s/><text:span text:style-name="T272">Access</text:span><text:s/>y<text:s/><text:span text:style-name="T273">Basis Plus</text:span></text:p>
              </text:list-item>
              <text:list-item>
                <text:p text:style-name="P274">Agenda de Control: entorno<text:s/><text:span text:style-name="T275">NSDK y C</text:span></text:p>
              </text:list-item>
            </text:list>
            <text:list text:style-name="LFO7" text:continue-numbering="true">
              <text:list-item>
                <text:p text:style-name="P276">Proyecto: Consultas Telefónicas Bancarias, mediante reconocimiento de voz. Tarjeta Direct Talk para el<text:s/><text:span text:style-name="T277">reconocimiento de voz</text:span></text:p>
              </text:list-item>
            </text:list>
            <text:p text:style-name="P278"/>
          </table:table-cell>
          <table:covered-table-cell/>
        </table:table-row>
      </table:table>
      <text:p text:style-name="P279"/>
      <text:p text:style-name="P280"/>
      <text:p text:style-name="Normal"><draw:frame draw:style-name="F281" text:anchor-type="paragraph" svg:width="6in" svg:height="0.7402in" draw:z-index="0"><draw:text-box><text:p text:style-name="Dirección1"/></draw:text-box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Título-base" style:next-style-name="Textoindependiente" style:default-outline-level="1">
      <style:paragraph-properties fo:text-align="start"/>
      <style:text-properties fo:letter-spacing="0.0138in" style:letter-kerning="true" fo:font-size="11.5pt" style:font-size-asian="11.5pt" fo:hyphenate="false"/>
    </style:style>
    <style:style style:name="Título2" style:display-name="Título 2" style:family="paragraph" style:parent-style-name="Título-base" style:next-style-name="Textoindependiente" style:default-outline-level="2">
      <style:paragraph-properties fo:text-align="start"/>
      <style:text-properties fo:letter-spacing="0.0034in" fo:font-size="10pt" style:font-size-asian="10pt" fo:hyphenate="false"/>
    </style:style>
    <style:style style:name="Título3" style:display-name="Título 3" style:family="paragraph" style:parent-style-name="Título-base" style:next-style-name="Textoindependiente" style:default-outline-level="3">
      <style:paragraph-properties fo:text-align="start" fo:margin-bottom="0.1527in"/>
      <style:text-properties fo:font-style="italic" style:font-style-asian="italic" fo:letter-spacing="-0.0013in" fo:font-size="10pt" style:font-size-asian="10pt" fo:hyphenate="false"/>
    </style:style>
    <style:style style:name="Título4" style:display-name="Título 4" style:family="paragraph" style:parent-style-name="Título-base" style:next-style-name="Textoindependiente" style:default-outline-level="4">
      <style:paragraph-properties fo:text-align="start" fo:margin-bottom="0in"/>
      <style:text-properties fo:font-style="italic" style:font-style-asian="italic" fo:text-transform="none" fo:letter-spacing="0.0034in" fo:font-size="12pt" style:font-size-asian="12pt" fo:hyphenate="false"/>
    </style:style>
    <style:style style:name="Título5" style:display-name="Título 5" style:family="paragraph" style:parent-style-name="Título-base" style:next-style-name="Textoindependiente" style:default-outline-level="5">
      <style:paragraph-properties fo:text-align="start" fo:margin-bottom="0.1527in"/>
      <style:text-properties fo:font-weight="bold" style:font-weight-asian="bold" fo:letter-spacing="0.0138in" fo:font-size="9pt" style:font-size-asian="9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style:line-height-at-least="0.1666in"/>
      <style:text-properties fo:font-weight="bold" style:font-weight-asian="bold" fo:hyphenate="false"/>
    </style:style>
    <style:style style:name="Normal" style:display-name="Normal" style:family="paragraph">
      <style:paragraph-properties fo:text-align="justify"/>
      <style:text-properties style:font-name="Garamond" fo:font-size="11pt" style:font-size-asian="11pt" style:language-asian="es" style:country-asian="ES" fo:hyphenate="false"/>
    </style:style>
    <style:style style:name="Fuentedepárrafopredeter." style:display-name="Fuente de párrafo predeter." style:family="text"/>
    <style:style style:name="Títulodesección" style:display-name="Título de sección" style:family="paragraph" style:parent-style-name="Normal" style:next-style-name="Objetivo">
      <style:paragraph-properties fo:border-top="none" fo:border-left="none" fo:border-bottom="0.0104in solid #808080" fo:border-right="none" fo:padding-top="0in" fo:padding-left="0in" fo:padding-bottom="0.0138in" fo:padding-right="0in" style:shadow="none" fo:text-align="start" fo:margin-top="0.1527in" style:line-height-at-least="0.1527in"/>
      <style:text-properties fo:text-transform="uppercase" fo:letter-spacing="0.0104in" fo:font-size="10pt" style:font-size-asian="10pt" fo:hyphenate="false"/>
    </style:style>
    <style:style style:name="Objetivo" style:display-name="Objetivo" style:family="paragraph" style:parent-style-name="Normal" style:next-style-name="Textoindependiente">
      <style:paragraph-properties fo:margin-top="0.0416in" fo:margin-bottom="0.1527in" style:line-height-at-least="0.1527in"/>
      <style:text-properties fo:hyphenate="false"/>
    </style:style>
    <style:style style:name="Organización" style:display-name="Organización" style:family="paragraph" style:parent-style-name="Normal" style:next-style-name="Puesto">
      <style:paragraph-properties fo:margin-top="0.1527in" style:line-height-at-least="0.1527in">
        <style:tab-stops>
          <style:tab-stop style:type="left" style:position="1in"/>
          <style:tab-stop style:type="right" style:position="4.5in"/>
        </style:tab-stops>
      </style:paragraph-properties>
      <style:text-properties fo:hyphenate="false"/>
    </style:style>
    <style:style style:name="Puesto" style:display-name="Puesto" style:family="paragraph" style:next-style-name="Logro">
      <style:paragraph-properties fo:margin-top="0.0277in" fo:margin-bottom="0.0277in" style:line-height-at-least="0.1527in"/>
      <style:text-properties style:font-name="Garamond" fo:font-style="italic" style:font-style-asian="italic" fo:letter-spacing="0.0034in" fo:font-size="11.5pt" style:font-size-asian="11.5pt" fo:language="en" fo:country="US" style:language-asian="es" style:country-asian="ES" fo:hyphenate="false"/>
    </style:style>
    <style:style style:name="Logro" style:display-name="Logro" style:family="paragraph" style:parent-style-name="Textoindependiente" style:list-style-name="LFO1">
      <style:paragraph-properties fo:margin-bottom="0.0416in"/>
      <style:text-properties fo:hyphenate="false"/>
    </style:style>
    <style:style style:name="Nombre" style:display-name="Nombre" style:family="paragraph" style:parent-style-name="Normal" style:next-style-name="Normal">
      <style:paragraph-properties fo:text-align="center" fo:margin-bottom="0.3055in" style:line-height-at-least="0.1666in"/>
      <style:text-properties fo:text-transform="uppercase" fo:letter-spacing="0.0555in" style:text-position="27.2% 100%" fo:font-size="22pt" style:font-size-asian="22pt" fo:hyphenate="false"/>
    </style:style>
    <style:style style:name="Institución" style:display-name="Institución" style:family="paragraph" style:parent-style-name="Normal" style:next-style-name="Logro">
      <style:paragraph-properties fo:margin-top="0.0416in" style:line-height-at-least="0.1527in">
        <style:tab-stops>
          <style:tab-stop style:type="left" style:position="1in"/>
          <style:tab-stop style:type="right" style:position="4.5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top="0.1527in" fo:margin-bottom="0.1527in" style:line-height-at-least="0.1527in"/>
      <style:text-properties fo:text-transform="uppercase" fo:hyphenate="false"/>
    </style:style>
    <style:style style:name="Piedepágina" style:display-name="Pie de página" style:family="paragraph" style:parent-style-name="Normal">
      <style:paragraph-properties fo:margin-top="0.1527in" fo:margin-bottom="0.1527in" style:line-height-at-least="0.1666in" fo:margin-right="-0.5826in">
        <style:tab-stops>
          <style:tab-stop style:type="right" style:position="5.0833in"/>
        </style:tab-stops>
      </style:paragraph-properties>
      <style:text-properties fo:text-transform="uppercase" fo:hyphenate="false"/>
    </style:style>
    <style:style style:name="Dirección1" style:display-name="Dirección 1" style:family="paragraph" style:parent-style-name="Normal">
      <style:paragraph-properties fo:text-align="center" style:line-height-at-least="0.1111in"/>
      <style:text-properties fo:text-transform="uppercase" fo:letter-spacing="0.0208in" fo:font-size="7.5pt" style:font-size-asian="7.5pt" fo:hyphenate="false"/>
    </style:style>
    <style:style style:name="Dirección2" style:display-name="Dirección 2" style:family="paragraph" style:parent-style-name="Normal">
      <style:paragraph-properties fo:text-align="center" style:line-height-at-least="0.1111in"/>
      <style:text-properties fo:text-transform="uppercase" fo:letter-spacing="0.0208in" fo:font-size="7.5pt" style:font-size-asian="7.5pt" fo:hyphenate="false"/>
    </style:style>
    <style:style style:name="Númerodepágina" style:display-name="Número de página" style:family="text">
      <style:text-properties fo:font-size="12pt" style:font-size-asian="12pt"/>
    </style:style>
    <style:style style:name="Organizaciónuno" style:display-name="Organización uno" style:family="paragraph" style:parent-style-name="Organización" style:next-style-name="Puesto">
      <style:paragraph-properties fo:margin-top="0.0416in"/>
      <style:text-properties fo:hyphenate="false"/>
    </style:style>
    <style:style style:name="Sintítulo" style:display-name="Sin título" style:family="paragraph" style:parent-style-name="Títulodesección">
      <style:paragraph-properties fo:border="none" fo:padding="0in" style:shadow="none"/>
      <style:text-properties fo:hyphenate="false"/>
    </style:style>
    <style:style style:name="Informaciónpersonal" style:display-name="Información personal" style:family="paragraph" style:parent-style-name="Logro" style:next-style-name="Logro" style:list-style-name="LFO1">
      <style:paragraph-properties fo:margin-top="0.1527in" fo:margin-left="0.1701in" fo:text-indent="-0.1701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bottom="0.1527in" style:line-height-at-least="0.1666in"/>
      <style:text-properties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/>
    </style:style>
    <style:style style:name="Título-base" style:display-name="Título - base" style:family="paragraph" style:parent-style-name="Textoindependiente" style:next-style-name="Textoindependiente">
      <style:paragraph-properties fo:keep-with-next="always" fo:keep-together="always" fo:margin-top="0.1666in" fo:margin-bottom="0.1666in"/>
      <style:text-properties fo:text-transform="uppercase" fo:hyphenate="false"/>
    </style:style>
    <style:style style:name="Encabezado-base" style:display-name="Encabezado - base" style:family="paragraph" style:parent-style-name="Normal">
      <style:paragraph-properties fo:margin-top="0.1527in" fo:margin-bottom="0.1527in" style:line-height-at-least="0.1527in"/>
      <style:text-properties fo:text-transform="uppercase" fo:hyphenate="false"/>
    </style:style>
    <style:style style:name="Ciudadyprovincia" style:display-name="Ciudad y provincia" style:family="paragraph" style:parent-style-name="Textoindependiente" style:next-style-name="Textoindependiente">
      <style:paragraph-properties fo:keep-with-next="always"/>
      <style:text-properties fo:hyphenate="false"/>
    </style:style>
    <style:style style:name="Títulodeldocumento" style:display-name="Título del documento" style:family="paragraph" style:parent-style-name="Normal" style:next-style-name="Títulodesección">
      <style:paragraph-properties fo:margin-bottom="0.1527in"/>
      <style:text-properties fo:letter-spacing="-0.0138in" fo:font-size="24pt" style:font-size-asian="24pt" fo:hyphenate="false"/>
    </style:style>
    <style:style style:name="Profesión" style:display-name="Profesión" style:family="text">
      <style:text-properties fo:language="es" fo:country="ES"/>
    </style:style>
    <style:style style:name="Rótuloconénfasis" style:display-name="Rótulo con énfasis" style:family="text">
      <style:text-properties style:font-name="Arial Black" fo:font-style="italic" style:font-style-asian="italic" fo:letter-spacing="-0.0041in" fo:font-size="9pt" style:font-size-asian="9pt" fo:language="es" fo:country="ES"/>
    </style:style>
    <style:style style:name="Datospersonales" style:display-name="Datos personales" style:family="paragraph" style:parent-style-name="Textoindependiente">
      <style:paragraph-properties fo:margin-bottom="0.0833in" fo:line-height="0.1666in" fo:margin-left="-0.7479in" fo:margin-right="0.7479in">
        <style:tab-stops/>
      </style:paragraph-properties>
      <style:text-properties style:font-name="Arial" fo:font-style="italic" style:font-style-asian="italic" fo:hyphenate="false"/>
    </style:style>
    <style:style style:name="Subtítulodesección" style:display-name="Subtítulo de sección" style:family="paragraph" style:parent-style-name="Títulodesección" style:next-style-name="Normal">
      <style:text-properties fo:font-style="italic" style:font-style-asian="italic" fo:text-transform="none" fo:letter-spacing="0.0069in" fo:font-size="12pt" style:font-size-asian="12pt" fo:hyphenate="false"/>
    </style:style>
    <style:style style:name="Sangríadetextonormal" style:display-name="Sangría de texto normal" style:family="paragraph" style:parent-style-name="Textoindependiente">
      <style:paragraph-properties fo:margin-left="0.5in">
        <style:tab-stops/>
      </style:paragraph-properties>
      <style:text-properties fo:hyphenate="false"/>
    </style:style>
    <style:style style:name="Fecha" style:display-name="Fecha" style:family="paragraph" style:parent-style-name="Textoindependiente">
      <style:paragraph-properties fo:keep-with-next="always"/>
      <style:text-properties fo:hyphenate="false"/>
    </style:style>
    <style:style style:name="Énfasis" style:display-name="Énfasis" style:family="text">
      <style:text-properties style:font-name="Garamond" fo:text-transform="uppercase" fo:letter-spacing="normal" fo:font-size="9pt" style:font-size-asian="9pt"/>
    </style:style>
    <style:style style:name="Hipervínculovisitado" style:display-name="Hipervínculo visitado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Wingdings" fo:font-size="6pt" style:font-size-asian="6pt"/>
    </style:style>
    <text:list-style style:name="LFO1">
      <text:list-level-style-bullet text:level="1" text:style-name="WW_CharLFO1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fo:font-size="6pt" style:font-size-asian="6pt"/>
    </style:style>
    <style:style style:name="WW_CharLFO3LVL1" style:family="text">
      <style:text-properties style:font-name="Wingdings" fo:font-size="6pt" style:font-size-asian="6pt"/>
    </style:style>
    <style:style style:name="WW_CharLFO4LVL1" style:family="text">
      <style:text-properties style:font-name="Wingdings" fo:font-size="6pt" style:font-size-asian="6pt"/>
    </style:style>
    <style:style style:name="WW_CharLFO5LVL1" style:family="text">
      <style:text-properties style:font-name="Wingdings" fo:font-size="6pt" style:font-size-asian="6pt"/>
    </style:style>
    <style:style style:name="WW_CharLFO6LVL1" style:family="text">
      <style:text-properties style:font-name="Wingdings" fo:font-size="6pt" style:font-size-asian="6pt"/>
    </style:style>
    <style:style style:name="WW_CharLFO7LVL1" style:family="text">
      <style:text-properties style:font-name="Wingdings" fo:font-size="6pt" style:font-size-asian="6pt"/>
    </style:style>
    <style:style style:name="WW_CharLFO8LVL1" style:family="text">
      <style:text-properties style:font-name="Wingdings" fo:font-size="6pt" style:font-size-asian="6pt"/>
    </style:style>
    <style:style style:name="WW_CharLFO9LVL1" style:family="text">
      <style:text-properties style:font-name="Wingdings" fo:font-size="6pt" style:font-size-asian="6pt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Garamond" style:font-name-asian="Times New Roman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Garamond" style:font-name-asian="Times New Roman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aramond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aramond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694in" fo:margin-left="1.1812in" fo:margin-bottom="0.2875in" fo:margin-right="0.6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5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Fuentedepárrafopredeter." style:family="text">
      <style:text-properties fo:font-size="8pt" style:font-size-asian="8pt" fo:language="en" fo:country="US"/>
    </style:style>
    <style:style style:name="T4" style:parent-style-name="Fuentedepárrafopredeter." style:family="text">
      <style:text-properties fo:text-transform="none" fo:font-size="12pt" style:font-size-asian="12pt" fo:language="en" fo:country="US"/>
    </style:style>
    <style:style style:name="P5" style:parent-style-name="Encabezado" style:family="paragraph">
      <style:paragraph-properties fo:text-align="start"/>
    </style:style>
    <style:style style:name="T6" style:parent-style-name="Fuentedepárrafopredeter." style:family="text">
      <style:text-properties style:rfc-language-tag="es-ES_tradnl" fo:language="es"/>
    </style:style>
    <style:style style:name="T7" style:parent-style-name="Fuentedepárrafopredeter." style:family="text">
      <style:text-properties fo:text-transform="none" style:rfc-language-tag="es-ES_tradnl" fo:language="es"/>
    </style:style>
    <style:style style:name="P8" style:parent-style-name="Encabezado" style:family="paragraph">
      <style:paragraph-properties fo:text-align="center"/>
      <style:text-properties fo:font-weight="bold" style:font-weight-asian="bold" fo:font-style="italic" style:font-style-asian="italic" fo:font-size="8pt" style:font-size-asian="8pt" style:rfc-language-tag="es-ES_tradnl" fo:language="es"/>
    </style:style>
    <style:style style:name="P9" style:parent-style-name="Piedepágina" style:family="paragraph">
      <style:paragraph-properties fo:text-align="center"/>
      <style:text-properties fo:font-size="8pt" style:font-size-asian="8pt"/>
    </style:style>
  </office:automatic-styles>
  <office:master-styles>
    <style:master-page style:name="MP0" style:page-layout-name="PL0">
      <style:footer>
        <text:p text:style-name="P2"><text:span text:style-name="T3">tlf: 91 763 66 77 • movil: 619 36 75 02 <text:s/>•<text:s/></text:span><text:span text:style-name="T4">erocafull@hotmail.com</text:span></text:p>
      </style:footer>
    </style:master-page>
    <style:master-page style:next-style-name="MP0" style:name="MPF0" style:page-layout-name="PL0">
      <style:header>
        <text:p text:style-name="P5"><text:span text:style-name="T6">E</text:span><text:span text:style-name="T7">nrique Rocafull Ortiz / erocafull@hotmail.com <text:s/></text:span></text:p>
      </style:header>
      <style:footer>
        <text:p text:style-name="P8"/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urrículo</dc:title>
    <dc:subject/>
    <meta:initial-creator>Ero</meta:initial-creator>
    <dc:creator>Enrique Rocafull Ortiz</dc:creator>
    <meta:creation-date>2025-09-26T12:03:00Z</meta:creation-date>
    <dc:date>2025-09-26T12:03:00Z</dc:date>
    <meta:print-date>2002-09-05T22:27:00Z</meta:print-date>
    <meta:template xlink:href="Currículo%20elegante.dot" xlink:type="simple"/>
    <meta:editing-cycles>5</meta:editing-cycles>
    <meta:editing-duration>PT0S</meta:editing-duration>
    <meta:document-statistic meta:page-count="1" meta:paragraph-count="16" meta:word-count="1303" meta:character-count="8457" meta:row-count="59" meta:non-whitespace-character-count="7170"/>
  </office:meta>
</office:document-meta>
</file>